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Arabskie2" style:list-style-name="Arabskie2"/>
    <style:style style:name="P3" style:family="paragraph" style:parent-style-name="Arabskie2" style:list-style-name="Łacińskie4"/>
    <style:style style:name="P4" style:family="paragraph" style:parent-style-name="Rzymskie" style:list-style-name="Rzymskie1"/>
    <style:style style:name="P5" style:family="paragraph" style:parent-style-name="Łacińskie3" style:list-style-name="Łacińskie3"/>
    <style:style style:name="P6" style:family="paragraph" style:parent-style-name="Łacińskie4" style:list-style-name="Łacińskie4"/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864262571" text:style-name="Rzymskie1">
        <text:list-item>
          <text:p text:style-name="P4">Literatura podmiotu:</text:p>
        </text:list-item>
      </text:list>
      <text:list xml:id="list866007229" text:style-name="Arabskie2">
        <text:list-item>
          <text:p text:style-name="P2">Kochanowski Jan, Odprawa posłów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03356988537116" text:continue-list="list864262571" text:style-name="Rzymskie1">
        <text:list-item>
          <text:p text:style-name="P4">Literatura przedmiotu:</text:p>
        </text:list-item>
      </text:list>
      <text:list xml:id="list103358420515382" text:continue-list="list866007229" text:style-name="Arabskie2">
        <text:list-item text:start-value="1">
          <text:p text:style-name="P2">Komorowski Jarosław, Makbet Williama Shakespeare'a, WSiP, Biblioteka Analiz Literackich, Warszawa 1989, s. 52-57.</text:p>
        </text:list-item>
        <text:list-item>
          <text:p text:style-name="P2">Kotarski Edward, Odprawa posłów greckich Jana Kochanowskiego, Państwowe Zakłady 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</text:list>
      <text:list xml:id="list103358787341712" text:continue-list="list103356988537116" text:style-name="Rzymskie1">
        <text:list-item>
          <text:p text:style-name="P4">Ramowy plan wypowiedzi:</text:p>
        </text:list-item>
      </text:list>
      <text:list xml:id="list3734577759" text:style-name="Łacińskie3">
        <text:list-item>
          <text:p text:style-name="P5">Wstęp</text:p>
        </text:list-item>
      </text:list>
      <text:list xml:id="list103357984860749" text:continue-list="list103358420515382" text:style-name="Arabskie2">
        <text:list-item>
          <text:list>
            <text:list-item text:start-value="1">
              <text:p text:style-name="P2">Rozważania dotyczące* osób sprawujących władzę oraz* sposobów rządzenia.</text:p>
            </text:list-item>
            <text:list-item>
              <text:p text:style-name="P2">"Ksiażę" Niccolo Machiavellego jako punkt odniesienia do analizy postępowania przedstawionych bohaterów – władców.</text:p>
            </text:list-item>
          </text:list>
        </text:list-item>
      </text:list>
      <text:list xml:id="list103358658994239" text:continue-list="list3734577759" text:style-name="Łacińskie3">
        <text:list-item>
          <text:p text:style-name="P5">Kolejność prezentowanych argumentów (treści)</text:p>
        </text:list-item>
      </text:list>
      <text:list xml:id="list103357165394932" text:continue-list="list103357984860749" text:style-name="Arabskie2">
        <text:list-item>
          <text:list>
            <text:list-item text:start-value="1">
              <text:p text:style-name="P2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2">Zróżnicowanie* oceny postępowania Kreona jako:</text:p>
            </text:list-item>
          </text:list>
        </text:list-item>
      </text:list>
      <text:list xml:id="list1492139545" text:style-name="Łacińskie4">
        <text:list-item>
          <text:list>
            <text:list-item>
              <text:list>
                <text:list-item>
                  <text:p text:style-name="P6">władcy – tyrana i despoty surowo egzekwującego wydane prawa i rozkazy,</text:p>
                </text:list-item>
                <text:list-item>
                  <text:p text:style-name="P6">władcy konsekwentnego, bezkompromisowego, pozbawionego prywaty, kierującego się interesami i obowiązkami państwa.</text:p>
                </text:list-item>
              </text:list>
            </text:list-item>
            <text:list-item>
              <text:p text:style-name="P3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103358685571274" text:continue-list="list103357165394932" text:style-name="Łacińskie4">
        <text:list-item>
          <text:list>
            <text:list-item>
              <text:list>
                <text:list-item>
                  <text:p text:style-name="P6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103358927960551" text:continue-list="list103358658994239" text:style-name="Łacińskie3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7430580061" text:continue-list="list103358787341712" text:style-name="Rzymskie1">
        <text:list-item>
          <text:p text:style-name="P4">Materiały pomocnicze</text:p>
        </text:list-item>
      </text:list>
      <text:list xml:id="list103357784666635" text:continue-list="list103358685571274" text:style-name="Łacińskie4">
        <text:list-item text:start-value="1">
          <text:p text:style-name="P3">kartka z cytatami,</text:p>
        </text:list-item>
        <text:list-item>
          <text:p text:style-name="P3">prezentacja multimedialna.</text:p>
        </text:list-item>
      </text:list>
      <text:p text:style-name="P1"/>
      <text:p text:style-name="P1"><text:soft-page-break/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Łacińskie3" style:family="paragraph" style:parent-style-name="Standard" style:list-style-name="Łacińskie3">
      <style:paragraph-properties fo:margin-top="0cm" fo:margin-bottom="0.101cm" loext:contextual-spacing="false"/>
    </style:style>
    <style:style style:name="Łacińskie4" style:family="paragraph" style:parent-style-name="Standard" style:list-style-name="Łacińskie4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3" text:consecutive-numbering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4.008302030</meta:creation-date>
    <dc:date>2017-10-23T10:33:56.842293517</dc:date>
    <meta:editing-duration>PT3M45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